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size="12pt" style:font-size-asian="12pt" style:font-size-complex="12pt"/>
    </style:style>
    <style:style style:name="P2" style:parent-style-name="ListParagraph" style:list-style-name="LFO1" style:family="paragraph"/>
    <style:style style:name="T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 style:parent-style-name="DefaultParagraphFont" style:family="text">
      <style:text-properties style:font-name="Arial" style:font-name-complex="Arial" fo:font-size="12pt" style:font-size-asian="12pt" style:font-size-complex="12pt"/>
    </style:style>
    <style:style style:name="P5" style:parent-style-name="ListParagraph" style:list-style-name="LFO1" style:family="paragraph"/>
    <style:style style:name="T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 style:parent-style-name="DefaultParagraphFont" style:family="text">
      <style:text-properties style:font-name="Arial" style:font-name-complex="Arial" fo:font-size="12pt" style:font-size-asian="12pt" style:font-size-complex="12pt"/>
    </style:style>
    <style:style style:name="P8" style:parent-style-name="ListParagraph" style:list-style-name="LFO1" style:family="paragraph"/>
    <style:style style:name="T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P11" style:parent-style-name="ListParagraph" style:list-style-name="LFO1" style:family="paragraph"/>
    <style:style style:name="T1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P14" style:parent-style-name="Normal" style:family="paragraph">
      <style:text-properties style:font-name="Arial" style:font-name-complex="Arial" fo:font-weight="bold" style:font-weight-asian="bold" style:font-weight-complex="bold" fo:font-size="12pt" style:font-size-asian="12pt" style:font-size-complex="12pt"/>
    </style:style>
    <style:style style:name="P15" style:parent-style-name="ListParagraph" style:list-style-name="LFO2" style:family="paragraph">
      <style:text-properties style:font-name="Arial" style:font-name-complex="Arial" fo:font-size="12pt" style:font-size-asian="12pt" style:font-size-complex="12pt"/>
    </style:style>
    <style:style style:name="P16" style:parent-style-name="ListParagraph" style:list-style-name="LFO2" style:family="paragraph">
      <style:text-properties style:font-name="Arial" style:font-name-complex="Arial" fo:font-size="12pt" style:font-size-asian="12pt" style:font-size-complex="12pt"/>
    </style:style>
    <style:style style:name="P17" style:parent-style-name="ListParagraph" style:list-style-name="LFO2" style:family="paragraph">
      <style:text-properties style:font-name="Arial" style:font-name-complex="Arial" fo:font-size="12pt" style:font-size-asian="12pt" style:font-size-complex="12pt"/>
    </style:style>
    <style:style style:name="P18" style:parent-style-name="Normal" style:family="paragraph">
      <style:text-properties style:font-name="Arial" style:font-name-complex="Arial" fo:font-weight="bold" style:font-weight-asian="bold" style:font-weight-complex="bold" fo:font-size="12pt" style:font-size-asian="12pt" style:font-size-complex="12pt"/>
    </style:style>
    <style:style style:name="P19" style:parent-style-name="ListParagraph" style:list-style-name="LFO3" style:family="paragraph">
      <style:text-properties style:font-name="Arial" style:font-name-complex="Arial" fo:font-size="12pt" style:font-size-asian="12pt" style:font-size-complex="12pt"/>
    </style:style>
    <style:style style:name="P20" style:parent-style-name="ListParagraph" style:list-style-name="LFO3" style:family="paragraph">
      <style:text-properties style:font-name="Arial" style:font-name-complex="Arial" fo:font-size="12pt" style:font-size-asian="12pt" style:font-size-complex="12pt"/>
    </style:style>
    <style:style style:name="P21" style:parent-style-name="ListParagraph" style:list-style-name="LFO3" style:family="paragraph">
      <style:text-properties style:font-name="Arial" style:font-name-complex="Arial" fo:font-size="12pt" style:font-size-asian="12pt" style:font-size-complex="12pt"/>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4" style:parent-style-name="ListParagraph" style:list-style-name="LFO4" style:family="paragraph">
      <style:text-properties style:font-name="Arial" style:font-name-complex="Arial" fo:font-size="12pt" style:font-size-asian="12pt" style:font-size-complex="12pt"/>
    </style:style>
    <style:style style:name="P25" style:parent-style-name="ListParagraph" style:list-style-name="LFO4" style:family="paragraph">
      <style:text-properties style:font-name="Arial" style:font-name-complex="Arial" fo:font-size="12pt" style:font-size-asian="12pt" style:font-size-complex="12pt"/>
    </style:style>
    <style:style style:name="P26" style:parent-style-name="ListParagraph" style:list-style-name="LFO4" style:family="paragraph">
      <style:text-properties style:font-name="Arial" style:font-name-complex="Arial" fo:font-size="12pt" style:font-size-asian="12pt" style:font-size-complex="12pt"/>
    </style:style>
    <style:style style:name="TableColumn28" style:family="table-column">
      <style:table-column-properties style:column-width="2.1638in"/>
    </style:style>
    <style:style style:name="TableColumn29" style:family="table-column">
      <style:table-column-properties style:column-width="2.1645in"/>
    </style:style>
    <style:style style:name="TableColumn30" style:family="table-column">
      <style:table-column-properties style:column-width="2.1645in"/>
    </style:style>
    <style:style style:name="Table27" style:family="table">
      <style:table-properties style:width="6.493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Arial" style:font-name-complex="Arial"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Arial" style:font-name-complex="Arial" fo:font-size="12pt" style:font-size-asian="12pt" style:font-size-complex="12p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Arial" style:font-name-complex="Arial"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ableRow53" style:family="table-row">
      <style:table-row-properties style:min-row-height="0.1805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fo:font-size="12pt" style:font-size-asian="12pt" style:font-size-complex="12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Arial" style:font-name-complex="Arial" fo:font-size="12pt" style:font-size-asian="12pt" style:font-size-complex="12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Arial" style:font-name-complex="Arial" fo:font-size="12pt" style:font-size-asian="12pt" style:font-size-complex="12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65" style:parent-style-name="DefaultParagraphFont" style:family="text">
      <style:text-properties style:font-name="Arial" style:font-name-complex="Arial" fo:font-size="12pt" style:font-size-asian="12pt" style:font-size-complex="12pt"/>
    </style:style>
    <style:style style:name="T66" style:parent-style-name="DefaultParagraphFont" style:family="text">
      <style:text-properties style:font-name="Segoe UI" style:font-name-complex="Segoe UI" fo:color="#D1D5DB" fo:font-size="10.5pt" style:font-size-asian="10.5pt" style:font-size-complex="10.5pt" fo:background-color="#444654"/>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Arial" style:font-name-complex="Arial" fo:font-size="12pt" style:font-size-asian="12pt" style:font-size-complex="12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font-size="12pt" style:font-size-asian="12pt" style:font-size-complex="12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Arial" style:font-name-complex="Arial"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rial" style:font-name-complex="Arial" fo:font-size="12pt" style:font-size-asian="12pt" style:font-size-complex="12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Arial" style:font-name-complex="Arial" fo:font-size="12pt" style:font-size-asian="12pt" style:font-size-complex="12p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fo:font-size="12pt" style:font-size-asian="12pt" style:font-size-complex="12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Arial" style:font-name-complex="Arial" fo:font-size="12pt" style:font-size-asian="12pt" style:font-size-complex="12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fo:font-size="12pt" style:font-size-asian="12pt" style:font-size-complex="12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font-size="12pt" style:font-size-asian="12pt" style:font-size-complex="12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Arial" style:font-name-complex="Arial" fo:font-size="12pt" style:font-size-asian="12pt" style:font-size-complex="12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Arial" style:font-name-complex="Arial" fo:font-size="12pt" style:font-size-asian="12pt" style:font-size-complex="12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size="12pt" style:font-size-asian="12pt" style:font-size-complex="12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complex="Arial"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fo:font-size="12pt" style:font-size-asian="12pt" style:font-size-complex="12pt"/>
    </style:style>
    <style:style style:name="P104" style:parent-style-name="Normal" style:family="paragraph">
      <style:text-properties style:font-name="Arial" style:font-name-complex="Arial" fo:font-size="12pt" style:font-size-asian="12pt" style:font-size-complex="12pt"/>
    </style:style>
  </office:automatic-styles>
  <office:body>
    <office:text text:use-soft-page-breaks="true">
      <text:p text:style-name="P1">1.</text:p>
      <text:list text:style-name="LFO1" text:continue-numbering="true">
        <text:list-item>
          <text:p text:style-name="P2"><text:span text:style-name="T3">Google Chrome:<text:s/></text:span><text:span text:style-name="T4">Inspectorul Chrome: Pentru a deschide inspectorul în Chrome, faceți clic dreapta pe orice element de pe pagină și alegeți "Inspect" sau apăsați Ctrl+Shift+I sau Cmd+Option+I pe Mac. Acesta vă oferă o fereastră în partea de jos a ferestrei browser-ului cu tab-uri pentru elemente, stiluri, consolă, rețea etc. Acesta permite să inspectați elementele HTML și CSS, să editați codul direct în inspector și să urmăriți evenimente din consolă.<text:s/></text:span></text:p>
        </text:list-item>
        <text:list-item>
          <text:p text:style-name="P5"><text:span text:style-name="T6">Mozilla Firefox:</text:span><text:span text:style-name="T7"><text:s/>Inspectorul Firefox: Pentru a deschide inspectorul în Firefox, faceți clic dreapta pe un element și alegeți "Inspect Element" sau apăsați Ctrl+Shift+I sau Cmd+Option+I pe Mac. Inspectorul Firefox oferă o experiență similară celei din Chrome, cu panouri pentru HTML, CSS, consolă și multe altele. De asemenea, Firefox oferă "Inspector 3D" care vă permite să vizualizați structura paginii sub formă de cub 3D.<text:s/></text:span></text:p>
        </text:list-item>
        <text:list-item>
          <text:p text:style-name="P8"><text:span text:style-name="T9">Microsoft Edge:</text:span><text:span text:style-name="T10"><text:s/>DevTools din Microsoft Edge: Aproape identic cu inspectorul Chrome, acesta oferă toate funcționalitățile de inspectare de bază, inclusiv vizualizarea și editarea elementelor HTML și CSS. Pentru a-l deschide, faceți clic dreapta pe un element și selectați "Inspect Element" sau apăsați F12.<text:s/></text:span></text:p>
        </text:list-item>
        <text:list-item>
          <text:p text:style-name="P11"><text:span text:style-name="T12">Safari:</text:span><text:span text:style-name="T13"><text:s/>Inspectorul Safari: În Safari, activați meniul "Develop" din bară (dacă nu îl vedeți, activați-l din setările Safari) și apoi selectați "Show Web Inspector". Safari Web Inspector oferă funcționalități asemănătoare celor din Chrome și Firefox, cu tab-uri pentru elemente, stiluri, consolă și multe altele.</text:span></text:p>
        </text:list-item>
      </text:list>
      <text:p text:style-name="P14">Uber:</text:p>
      <text:list text:style-name="LFO2" text:continue-numbering="true">
        <text:list-item>
          <text:p text:style-name="P15">Fonturi: Uber utilizează fonturile sans-serif în majoritatea textelor, cum ar fi "Circular Std". Fonturile sunt definite în reguli CSS pentru diferite elemente.</text:p>
        </text:list-item>
        <text:list-item>
          <text:p text:style-name="P16">Fundal: Fundalul paginii principale este alb, dar fundalul secțiunilor și containerelor poate varia. Culoarea de fundal poate fi specificată în regulile CSS ale fiecărei secțiuni.</text:p>
        </text:list-item>
        <text:list-item>
          <text:p text:style-name="P17">Containerul de imagini: Uber folosește imagini pentru a ilustra experiența utilizatorului cu serviciul lor. Aceste imagini sunt încadrate în div-uri sau secțiuni pentru a le organiza pe pagină.</text:p>
        </text:list-item>
      </text:list>
      <text:p text:style-name="P18">Airbnb:</text:p>
      <text:list text:style-name="LFO3" text:continue-numbering="true">
        <text:list-item>
          <text:p text:style-name="P19">Fonturi: Airbnb folosește fonturi precum "Circular" pentru textele principale și "Helvetica Neue" pentru textele secundare. Specificațiile fonturilor pot fi găsite în fișierele CSS ale paginii.</text:p>
        </text:list-item>
        <text:list-item>
          <text:p text:style-name="P20">Fundal: Fundalul variază în funcție de secțiune, de obicei, pentru a se potrivi cu atmosfera locurilor de cazare. Culoarea și imaginea de fundal sunt definite în regulile CSS.</text:p>
        </text:list-item>
        <text:list-item>
          <text:p text:style-name="P21">Containerul de imagini: Imaginile de pe pagina principală sunt plasate în diferite div-uri sau secțiuni pentru a le structura și a le face mai atractive.</text:p>
        </text:list-item>
      </text:list>
      <text:p text:style-name="P22"/>
      <text:soft-page-break/>
      <text:p text:style-name="P23">Shopify:</text:p>
      <text:list text:style-name="LFO4" text:continue-numbering="true">
        <text:list-item>
          <text:p text:style-name="P24">Fonturi: Shopify utilizează fonturi sans-serif pentru a transmite o estetică modernă. Fonturile sunt definite în regulile CSS.</text:p>
        </text:list-item>
        <text:list-item>
          <text:p text:style-name="P25">Fundal: Fundalul poate varia în funcție de secțiunea paginii. Culoarea și imaginea de fundal sunt specificate în CSS.</text:p>
        </text:list-item>
        <text:list-item>
          <text:p text:style-name="P26">Containerul de imagini: Shopify folosește imagini pentru a prezenta produse și funcționalități. Imaginile sunt integrate în structura paginii cu ajutorul containerelor sau div-urilor.</text:p>
        </text:list-item>
      </text:list>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Functionalitate</text:p>
          </table:table-cell>
          <table:table-cell table:style-name="TableCell34">
            <text:p text:style-name="P35">Google Chrome</text:p>
          </table:table-cell>
          <table:table-cell table:style-name="TableCell36">
            <text:p text:style-name="P37">Microsoft Edge</text:p>
          </table:table-cell>
        </table:table-row>
        <table:table-row table:style-name="TableRow38">
          <table:table-cell table:style-name="TableCell39">
            <text:p text:style-name="P40">Deschidere inspector</text:p>
          </table:table-cell>
          <table:table-cell table:style-name="TableCell41">
            <text:p text:style-name="P42"><text:span text:style-name="T43">Clic dreapta pe element și selectare "Inspect" sau<text:s/></text:span><text:span text:style-name="T44">Ctrl+Shift+I</text:span><text:span text:style-name="T45"><text:s/>sau<text:s/></text:span><text:span text:style-name="T46">Cmd+Option+I</text:span><text:span text:style-name="T47"><text:s/>pe Mac.</text:span></text:p>
          </table:table-cell>
          <table:table-cell table:style-name="TableCell48">
            <text:p text:style-name="P49"><text:span text:style-name="T50">Clic dreapta pe element și selectare "Inspect Element" sau<text:s/></text:span><text:span text:style-name="T51">F12</text:span><text:span text:style-name="T52">.</text:span></text:p>
          </table:table-cell>
        </table:table-row>
        <table:table-row table:style-name="TableRow53">
          <table:table-cell table:style-name="TableCell54">
            <text:p text:style-name="P55">Elemente HTML si CSS</text:p>
          </table:table-cell>
          <table:table-cell table:style-name="TableCell56">
            <text:p text:style-name="P57">Inspectorul oferă panouri separate pentru elemente, stiluri, consolă, rețea etc.</text:p>
          </table:table-cell>
          <table:table-cell table:style-name="TableCell58">
            <text:p text:style-name="P59">Instrumentul DevTools oferă panouri separate pentru elemente, stiluri, consolă, rețea etc.</text:p>
          </table:table-cell>
        </table:table-row>
        <table:table-row table:style-name="TableRow60">
          <table:table-cell table:style-name="TableCell61">
            <text:p text:style-name="P62">Editie HTML si CSS</text:p>
          </table:table-cell>
          <table:table-cell table:style-name="TableCell63">
            <text:p text:style-name="P64"><text:span text:style-name="T65">Permite editarea directă a codului HTML și CSS în inspector.</text:span><text:span text:style-name="T66"><text:s/></text:span></text:p>
          </table:table-cell>
          <table:table-cell table:style-name="TableCell67">
            <text:p text:style-name="P68">Permite editarea directă a codului HTML și CSS în inspector.</text:p>
          </table:table-cell>
        </table:table-row>
        <table:table-row table:style-name="TableRow69">
          <table:table-cell table:style-name="TableCell70">
            <text:p text:style-name="P71">Inspectare retea</text:p>
          </table:table-cell>
          <table:table-cell table:style-name="TableCell72">
            <text:p text:style-name="P73">Oferă o consolă pentru urmărirea cererilor HTTP, a timpului de încărcare a resurselor și a detaliilor de rețea.</text:p>
          </table:table-cell>
          <table:table-cell table:style-name="TableCell74">
            <text:p text:style-name="P75">Furnizează un panou "Rețea" pentru monitorizarea cererilor HTTP și a resurselor.</text:p>
          </table:table-cell>
        </table:table-row>
        <table:table-row table:style-name="TableRow76">
          <table:table-cell table:style-name="TableCell77">
            <text:p text:style-name="P78">Debugging JavaScript</text:p>
          </table:table-cell>
          <table:table-cell table:style-name="TableCell79">
            <text:p text:style-name="P80">Oferă o consolă pentru depanarea codului JavaScript și urmărirea erorilor.</text:p>
          </table:table-cell>
          <table:table-cell table:style-name="TableCell81">
            <text:p text:style-name="P82">Furnizează un panou "Consolă" pentru depanarea codului JavaScript și urmărirea erorilor.</text:p>
          </table:table-cell>
        </table:table-row>
        <table:table-row table:style-name="TableRow83">
          <table:table-cell table:style-name="TableCell84">
            <text:p text:style-name="P85">Inspector 3D</text:p>
          </table:table-cell>
          <table:table-cell table:style-name="TableCell86">
            <text:p text:style-name="P87">Chrome oferă o funcționalitate "Inspector 3D" pentru vizualizarea paginii sub forma unui cub tridimensional.</text:p>
          </table:table-cell>
          <table:table-cell table:style-name="TableCell88">
            <text:p text:style-name="P89">Nu oferă funcționalitatea "Inspector 3D".</text:p>
          </table:table-cell>
        </table:table-row>
        <table:table-row table:style-name="TableRow90">
          <table:table-cell table:style-name="TableCell91">
            <text:p text:style-name="P92">Performanta pagina</text:p>
          </table:table-cell>
          <table:table-cell table:style-name="TableCell93">
            <text:p text:style-name="P94">Dispune de funcționalitatea "Audits" pentru a evalua performanța paginii și a sugera îmbunătățiri.</text:p>
          </table:table-cell>
          <table:table-cell table:style-name="TableCell95">
            <text:p text:style-name="P96">Oferă funcționalitate similară "Performance" pentru a evalua performanța paginii.</text:p>
          </table:table-cell>
        </table:table-row>
        <table:table-row table:style-name="TableRow97">
          <table:table-cell table:style-name="TableCell98">
            <text:p text:style-name="P99">Captura de ecran</text:p>
          </table:table-cell>
          <table:table-cell table:style-name="TableCell100">
            <text:p text:style-name="P101">Permite capturarea de ecrane sau filmări ale paginii web.</text:p>
          </table:table-cell>
          <table:table-cell table:style-name="TableCell102">
            <text:p text:style-name="P103">Furnizează opțiuni pentru capturarea de ecrane sau filmări ale paginii web.</text:p>
          </table:table-cell>
        </table:table-row>
      </table:table>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ser</meta:initial-creator>
    <dc:creator>User</dc:creator>
    <meta:creation-date>2023-10-26T05:26:00Z</meta:creation-date>
    <dc:date>2023-10-26T06:16:00Z</dc:date>
    <meta:template xlink:href="Normal" xlink:type="simple"/>
    <meta:editing-cycles>1</meta:editing-cycles>
    <meta:editing-duration>PT3000S</meta:editing-duration>
    <meta:document-statistic meta:page-count="2" meta:paragraph-count="8" meta:word-count="670" meta:character-count="4481" meta:row-count="31" meta:non-whitespace-character-count="3819"/>
  </office:meta>
</office:document-meta>
</file>